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d83bc" officeooo:paragraph-rsid="001d83bc"/>
    </style:style>
    <style:style style:name="P2" style:family="paragraph" style:parent-style-name="Subtitle">
      <style:text-properties officeooo:rsid="001d83bc" officeooo:paragraph-rsid="001d83bc"/>
    </style:style>
    <style:style style:name="P3" style:family="paragraph" style:parent-style-name="Text_20_body">
      <style:paragraph-properties fo:margin-top="0in" fo:margin-bottom="0in" loext:contextual-spacing="false"/>
      <style:text-properties officeooo:rsid="002b1b94" officeooo:paragraph-rsid="002b1b94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2ce1f1" officeooo:paragraph-rsid="002ce1f1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2dd5c6" officeooo:paragraph-rsid="002dd5c6"/>
    </style:style>
    <style:style style:name="P6" style:family="paragraph" style:parent-style-name="Text_20_body">
      <style:text-properties officeooo:paragraph-rsid="00276a6c"/>
    </style:style>
    <style:style style:name="P7" style:family="paragraph" style:parent-style-name="Text_20_body">
      <style:text-properties officeooo:rsid="00319654" officeooo:paragraph-rsid="00319654"/>
    </style:style>
    <style:style style:name="P8" style:family="paragraph" style:parent-style-name="Text_20_body">
      <style:text-properties officeooo:rsid="0033ef14" officeooo:paragraph-rsid="0033ef14"/>
    </style:style>
    <style:style style:name="P9" style:family="paragraph" style:parent-style-name="Text_20_body">
      <style:text-properties officeooo:rsid="002880db" officeooo:paragraph-rsid="002880db"/>
    </style:style>
    <style:style style:name="P10" style:family="paragraph" style:parent-style-name="Text_20_body">
      <style:text-properties officeooo:rsid="00340e52" officeooo:paragraph-rsid="00367cf4"/>
    </style:style>
    <style:style style:name="P11" style:family="paragraph" style:parent-style-name="Heading_20_1">
      <style:text-properties officeooo:rsid="00276a6c" officeooo:paragraph-rsid="00276a6c"/>
    </style:style>
    <style:style style:name="P12" style:family="paragraph" style:parent-style-name="Heading_20_1">
      <style:text-properties officeooo:rsid="0029ba65" officeooo:paragraph-rsid="0029ba65"/>
    </style:style>
    <style:style style:name="P13" style:family="paragraph" style:parent-style-name="Heading_20_1">
      <style:text-properties officeooo:rsid="002ce1f1" officeooo:paragraph-rsid="002ce1f1"/>
    </style:style>
    <style:style style:name="P14" style:family="paragraph" style:parent-style-name="Heading_20_1">
      <style:text-properties officeooo:rsid="002dd5c6" officeooo:paragraph-rsid="002dd5c6"/>
    </style:style>
    <style:style style:name="P15" style:family="paragraph" style:parent-style-name="Heading_20_1">
      <style:text-properties officeooo:rsid="002b1b94" officeooo:paragraph-rsid="002b1b94"/>
    </style:style>
    <style:style style:name="T1" style:family="text">
      <style:text-properties officeooo:rsid="00276a6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276a6c"/>
    </style:style>
    <style:style style:name="T4" style:family="text">
      <style:text-properties fo:language="en" fo:country="US" officeooo:rsid="00367cf4"/>
    </style:style>
    <style:style style:name="T5" style:family="text">
      <style:text-properties officeooo:rsid="002fc1ae"/>
    </style:style>
    <style:style style:name="T6" style:family="text">
      <style:text-properties officeooo:rsid="0033ef14"/>
    </style:style>
    <style:style style:name="T7" style:family="text">
      <style:text-properties officeooo:rsid="00367cf4"/>
    </style:style>
    <style:style style:name="T8" style:family="text">
      <style:text-properties officeooo:rsid="003680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ute protocol</text:p>
      <text:p text:style-name="P2">Протокол маршрутизации</text:p>
      <text:h text:style-name="P11" text:outline-level="1">Общее описание</text:h>
      <text:p text:style-name="P6"><text:span text:style-name="T1">Протокол neocore использует алгоритм </text:span><text:bookmark text:name="firstHeading"/><text:span text:style-name="T2">Collection Tree Protocol </text:span><text:span text:style-name="T3">(CTP)</text:span><text:span text:style-name="T2"> </text:span><text:span text:style-name="T3">для передачи измеренных данных от узла к маршрутизатору. CTP требуется малое количество управлющих пакетов для организации пересылки пакетов от узла к шлюзу, быстрая прокладка новых маршрутов, при выходе узлов из строя, быстрое включение подключение узлов к сети. </text:span></text:p>
      <text:p text:style-name="P7"><text:span text:style-name="T3">М</text:span><text:span text:style-name="T2">инус этого подхода-невозможность передать данные от точки доступа к узлу. Для решения этой проблемы, необходимо строить таблицы маршрутизации. Предлагается их создавать при прохождении пакета от узла к ТД по CTP. Для этого в пакете необходимо добавить PPDU_HEADER добавить поле NODE_SRC. Тогда узел-ретранслятор сможет создать путь: WP.SRC</text:span><text:span text:style-name="T4">(RTable.DST)</text:span><text:span text:style-name="T2"> from PPDU_HEADER.NODE_SRC</text:span><text:span text:style-name="T4">(RTable.route)</text:span><text:span text:style-name="T2">. Получается, что пакет от ТД вернется тем же путем, что и пакет от узла к ТД.</text:span></text:p>
      <text:h text:style-name="P12" text:outline-level="1">Алгоритм работы</text:h>
      <text:p text:style-name="P9">Работа CTP основана на значении ожидаемого количества передач (expected transmissions, ETX) до корневого узла. Корневой узел имеет значение ETX=0, каждый ближайшай узел к маршрутизатору получает значение 1, последующий 2 и так далее. Таким образом выстраивается дерово, которое позволяет передать пакет данных от удаленного узла к маршрутизатору по наикорачайшему пути.</text:p>
      <text:p text:style-name="P10">Значение ETX = 0xFF зарезервиравано для работы маршрутизатора от ТД к узлу. Узел, получивший пакет с ETX=0xFF, должен передавать его на основе таблицы маршрутизации. <text:span text:style-name="T7">Узел проверяет поле пакета WP.DST(узнает получателя пакета), по таблице маршрутизации ищет Rtable.DST и извлекает адрес соседа которуму нужно переслать Rtable.route.</text:span></text:p>
      <text:p text:style-name="P10"><text:span text:style-name="T8">Если маршрута несуществует, пакет уничтожается. </text:span></text:p>
      <text:h text:style-name="P13" text:outline-level="1">Передача пакетов</text:h>
      <text:p text:style-name="P4">Передача пакетов производится соседу с наименьшим значением ETX. Если количество попыток передач исчерпано, пакет уничтожается.</text:p>
      <text:h text:style-name="P14" text:outline-level="1">Маршрутизация пакетов</text:h>
      <text:p text:style-name="P5">Принятый пакет ретранслируется соседу с наименьшим ETX <text:span text:style-name="T5">с заменой поля ETX на значение ETX узла-ретранслятора. В случаии примема пакета с меньшим или равным значением поля ETX, пакет уничтожается, так как это говорит об произошедшем изменении ETX узла-приемника, и не обновленном значении поля у соседа.</text:span></text:p>
      <text:h text:style-name="P15" text:outline-level="1"><text:soft-page-break/><text:span text:style-name="T6">Точка доступа</text:span></text:h>
      <text:p text:style-name="P8">Сохраняет таблицу маршрутизации для последующего доступа к узлам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3:21:30.912039235</meta:creation-date>
    <meta:generator>LibreOffice/6.0.7.3$Linux_X86_64 LibreOffice_project/00m0$Build-3</meta:generator>
    <dc:date>2019-09-26T09:34:06.200526409</dc:date>
    <meta:editing-duration>PT2H46M4S</meta:editing-duration>
    <meta:editing-cycles>22</meta:editing-cycles>
    <meta:document-statistic meta:table-count="0" meta:image-count="0" meta:object-count="0" meta:page-count="2" meta:paragraph-count="15" meta:word-count="288" meta:character-count="2159" meta:non-whitespace-character-count="1884"/>
  </office:meta>
</office:document-meta>
</file>